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1.3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51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8.4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2" table:default-cell-style-name="ce20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number-columns-repeated="1005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<text:a xlink:href="python://o.valuation_type" xlink:type="simple">python://o.valuation_type</text:a></text:p>
          </table:table-cell>
          <table:table-cell table:style-name="ce23"/>
          <table:table-cell table:style-name="ce16" office:value-type="string" calcext:value-type="string">
            <text:p>Valutazione totale al: <text:a xlink:href="python://o.valuation_type" xlink:type="simple">python://o.valuation_type</text:a>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0" office:value-type="string" calcext:value-type="string">
            <text:p><text:a xlink:href="python://l.product_qty" xlink:type="simple">python://l.product_qty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7" office:value-type="string" calcext:value-type="string">
            <text:p><text:a xlink:href="python://l.product_uom_id.name" xlink:type="simple">python://l.product_uom_id.name</text:a></text:p>
          </table:table-cell>
          <table:table-cell table:style-name="ce10" office:value-type="string" calcext:value-type="string">
            <text:p><text:a xlink:href="python://l.product_id.standard_price" xlink:type="simple">python://l.product_id.standard_price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24" office:value-type="string" calcext:value-type="string">
            <text:p><text:a xlink:href="python://l.product_id.standard_price%20*%20l.product_qty" xlink:type="simple">python://l.product_id.standard_price * l.product_qty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unit" xlink:type="simple">python://l.valuation_price_unit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</table:table-row>
        <table:table-row table:style-name="ro1" table:number-rows-repeated="575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5:08:56.85909874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5-22T15:10:00.022502715</dc:date>
    <meta:editing-duration>PT7H35M55S</meta:editing-duration>
    <meta:editing-cycles>178</meta:editing-cycles>
    <meta:document-statistic meta:table-count="1" meta:cell-count="38" meta:object-count="0"/>
  </office:meta>
</office:document-meta>
</file>